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12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711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1.425cm"/>
    </style:style>
    <style:style style:name="co14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2.067cm"/>
    </style:style>
    <style:style style:name="co16" style:family="table-column">
      <style:table-column-properties fo:break-before="auto" style:column-width="1.871cm"/>
    </style:style>
    <style:style style:name="co17" style:family="table-column">
      <style:table-column-properties fo:break-before="auto" style:column-width="1.704cm"/>
    </style:style>
    <style:style style:name="co18" style:family="table-column">
      <style:table-column-properties fo:break-before="auto" style:column-width="1.565cm"/>
    </style:style>
    <style:style style:name="co19" style:family="table-column">
      <style:table-column-properties fo:break-before="auto" style:column-width="3.718cm"/>
    </style:style>
    <style:style style:name="co20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572cm"/>
    </style:style>
    <style:style style:name="co22" style:family="table-column">
      <style:table-column-properties fo:break-before="auto" style:column-width="2.544cm"/>
    </style:style>
    <style:style style:name="co23" style:family="table-column">
      <style:table-column-properties fo:break-before="auto" style:column-width="1.399cm"/>
    </style:style>
    <style:style style:name="co24" style:family="table-column">
      <style:table-column-properties fo:break-before="auto" style:column-width="5.288cm"/>
    </style:style>
    <style:style style:name="co25" style:family="table-column">
      <style:table-column-properties fo:break-before="auto" style:column-width="17.491cm"/>
    </style:style>
    <style:style style:name="co26" style:family="table-column">
      <style:table-column-properties fo:break-before="auto" style:column-width="2.743cm"/>
    </style:style>
    <style:style style:name="co27" style:family="table-column">
      <style:table-column-properties fo:break-before="auto" style:column-width="3.796cm"/>
    </style:style>
    <style:style style:name="co28" style:family="table-column">
      <style:table-column-properties fo:break-before="auto" style:column-width="2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766cm" fo:break-before="auto" style:use-optimal-row-height="true"/>
    </style:style>
    <style:style style:name="ro3" style:family="table-row">
      <style:table-row-properties style:row-height="0.93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041cm" fo:break-before="auto" style:use-optimal-row-height="true"/>
    </style:style>
    <style:style style:name="ro6" style:family="table-row">
      <style:table-row-properties style:row-height="0.72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12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358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3.251cm" fo:break-before="auto" style:use-optimal-row-height="tru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0.914cm" fo:break-before="auto" style:use-optimal-row-height="false"/>
    </style:style>
    <style:style style:name="ro20" style:family="table-row">
      <style:table-row-properties style:row-height="0.935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9" style:family="table-cell" style:parent-style-name="Default" style:data-style-name="N30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6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>
      <style:table-cell-properties style:cell-protect="none" style:print-content="true" style:text-align-source="fix" style:repeat-content="false" fo:border="0.06pt solid #000000" fo:padding="0.071cm" style:vertical-align="middle"/>
      <style:paragraph-properties fo:text-align="center" fo:margin-left="0cm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20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8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wrap" fo:border="0.06pt solid #000000" fo:padding="0.071cm" style:vertical-align="middle"/>
      <style:paragraph-properties fo:text-align="center" fo:margin-left="0cm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215" style:family="table-cell" style:parent-style-name="Default">
      <style:table-cell-properties fo:padding="0.071cm"/>
      <style:text-properties style:text-underline-style="none"/>
    </style:style>
    <style:style style:name="ce2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22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0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</style:style>
    <style:style style:name="ce206" style:family="table-cell" style:parent-style-name="Default" style:data-style-name="N10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middle"/>
      <style:paragraph-properties fo:text-align="center" fo:margin-left="0cm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9" office:value-type="date" office:date-value="2019-05-05" calcext:value-type="date">
            <text:p>5/05/19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88"/>
        <table:table-column table:style-name="co4" table:default-cell-style-name="ce94"/>
        <table:table-column table:style-name="co4" table:default-cell-style-name="ce88"/>
        <table:table-column table:style-name="co5" table:default-cell-style-name="ce88"/>
        <table:table-column table:style-name="co4" table:default-cell-style-name="ce88"/>
        <table:table-column table:style-name="co6" table:number-columns-repeated="56" table:default-cell-style-name="Default"/>
        <table:table-row table:style-name="ro8">
          <table:table-cell table:style-name="ce16" office:value-type="string" calcext:value-type="string" table:number-columns-spanned="2" table:number-rows-spanned="1">
            <text:p>Compromiso del Cliente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9">
          <table:table-cell table:style-name="ce17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7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9">
          <table:table-cell table:style-name="ce17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7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3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Definición del Cliente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1">
          <table:table-cell table:style-name="ce17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Cronograma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7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7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Experiencia y Capacidad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17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2">
          <table:table-cell table:style-name="ce17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7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Duración y Tamaño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3">
          <table:table-cell table:style-name="ce17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36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3" calcext:value-type="float">
            <text:p>3</text:p>
          </table:table-cell>
          <table:table-cell table:style-name="ce141" table:formula="of:=IF([.G5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9" calcext:value-type="float">
            <text:p>9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2.25" calcext:value-type="float">
            <text:p>2,2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Legal y Contractual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Tecnología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7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7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14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14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Complejidad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0">
          <table:table-cell table:style-name="ce17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15">
          <table:table-cell table:style-name="ce17" office:value-type="string" calcext:value-type="string" table:number-columns-spanned="2" table:number-rows-spanned="1">
            <text:p>El sistema de validación de permisos de usuario puede ser complejo de implementar o incluso puede no ser posible implementarlo (App móvil)</text:p>
          </table:table-cell>
          <table:covered-table-cell table:style-name="ce17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8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4" calcext:value-type="float">
            <text:p>4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2.66666666666667" calcext:value-type="float">
            <text:p>2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6" office:value-type="string" calcext:value-type="string" table:number-columns-spanned="2" table:number-rows-spanned="1">
            <text:p>Aspectos Financieros</text:p>
          </table:table-cell>
          <table:covered-table-cell table:style-name="ce16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41" office:value-type="string" calcext:value-type="string" table:number-columns-spanned="2" table:number-rows-spanned="1">
            <text:p>Subcontratistas</text:p>
          </table:table-cell>
          <table:covered-table-cell table:style-name="ce41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">
          <table:table-cell table:style-name="ce40" table:number-columns-spanned="2" table:number-rows-spanned="1"/>
          <table:covered-table-cell table:style-name="ce40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0"/>
          <table:covered-table-cell table:number-columns-repeated="5" table:style-name="ce48"/>
          <table:covered-table-cell table:style-name="ce121"/>
          <table:table-cell table:style-name="ce148"/>
          <table:table-cell table:number-columns-repeated="5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48" table:default-cell-style-name="Default"/>
        <table:table-row table:style-name="ro16">
          <table:table-cell table:style-name="ce93" office:value-type="string" calcext:value-type="string">
            <text:p>Resumen de Riesgos</text:p>
          </table:table-cell>
          <table:table-cell table:style-name="ce41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8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9" calcext:value-type="float">
            <text:p>9</text:p>
          </table:table-cell>
          <table:table-cell table:style-name="ce62" table:formula="of:=[.F6]/[.E6]*[.B6]" office:value-type="float" office:value="2.25" calcext:value-type="float">
            <text:p>2,25</text:p>
          </table:table-cell>
          <table:table-cell table:style-name="ce53" table:formula="of:=[.F6]/[.E6]*[.C6]" office:value-type="percentage" office:value="0.075" calcext:value-type="percentage">
            <text:p>7,5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4" calcext:value-type="float">
            <text:p>4</text:p>
          </table:table-cell>
          <table:table-cell table:style-name="ce62" table:formula="of:=[.F9]/[.E9]*[.B9]" office:value-type="float" office:value="2.66666666666667" calcext:value-type="float">
            <text:p>2,67</text:p>
          </table:table-cell>
          <table:table-cell table:style-name="ce53" table:formula="of:=[.F9]/[.E9]*[.C9]" office:value-type="percentage" office:value="0.0888888888888887" calcext:value-type="percentage">
            <text:p>8,89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31" calcext:value-type="float">
            <text:p>31</text:p>
          </table:table-cell>
          <table:table-cell table:style-name="ce63" table:formula="of:=SUM([.G2:.G11])" office:value-type="float" office:value="14.7944444444444" calcext:value-type="float">
            <text:p>14,79</text:p>
          </table:table-cell>
          <table:table-cell table:style-name="ce64" table:formula="of:=SUM([.H2:.H11])" office:value-type="percentage" office:value="0.493148148148148" calcext:value-type="percentage">
            <text:p>49,31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954cm" svg:x="1.364cm" svg:y="-0.07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88"/>
        <table:table-column table:style-name="co25" table:default-cell-style-name="ce88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58" table:default-cell-style-name="Default"/>
        <table:table-row table:style-name="ro8">
          <table:table-cell table:style-name="ce192" office:value-type="string" calcext:value-type="string">
            <text:p>Ref.</text:p>
          </table:table-cell>
          <table:table-cell table:style-name="ce16" office:value-type="string" calcext:value-type="string">
            <text:p>Categoría</text:p>
          </table:table-cell>
          <table:table-cell table:style-name="ce16" office:value-type="string" calcext:value-type="string">
            <text:p>Riesgo</text:p>
          </table:table-cell>
          <table:table-cell table:style-name="ce192" office:value-type="string" calcext:value-type="string">
            <text:p>Impacto</text:p>
          </table:table-cell>
          <table:table-cell table:style-name="ce222" office:value-type="string" calcext:value-type="string">
            <text:p>Probabilidad</text:p>
          </table:table-cell>
          <table:table-cell table:style-name="ce231" office:value-type="string" calcext:value-type="string">
            <text:p>Factor</text:p>
          </table:table-cell>
          <table:table-cell table:number-columns-repeated="58"/>
        </table:table-row>
        <table:table-row table:style-name="ro18">
          <table:table-cell table:style-name="ce196" office:value-type="string" calcext:value-type="string">
            <text:p>R09</text:p>
          </table:table-cell>
          <table:table-cell table:style-name="ce203" table:formula="of:=[$'Identificación y Evaluación'.$A$83]" office:value-type="string" office:string-value="Complejidad" calcext:value-type="string">
            <text:p>Complejidad</text:p>
          </table:table-cell>
          <table:table-cell table:style-name="ce211" table:formula="of:=IF([$'Identificación y Evaluación'.H85]=&quot;SI&quot;;[$'Identificación y Evaluación'.A85];&quot;&quot;)" office:value-type="string" office:string-value="El sistema de validación de permisos de usuario puede ser complejo de implementar o incluso puede no ser posible implementarlo (App móvil)" calcext:value-type="string">
            <text:p>El sistema de validación de permisos de usuario puede ser complejo de implementar o incluso puede no ser posible implementarlo (App móvil)</text:p>
          </table:table-cell>
          <table:table-cell table:style-name="ce196" table:formula="of:=[$'Identificación y Evaluación'.$G$88]" office:value-type="float" office:value="4" calcext:value-type="float">
            <text:p>4</text:p>
          </table:table-cell>
          <table:table-cell table:style-name="ce219" office:value-type="percentage" office:value="0.75" calcext:value-type="percentage">
            <text:p>75 %</text:p>
          </table:table-cell>
          <table:table-cell table:style-name="ce216" table:formula="of:=[.D2]*[.E2]*100" office:value-type="float" office:value="300" calcext:value-type="float">
            <text:p>30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2</text:p>
          </table:table-cell>
          <table:table-cell table:style-name="ce198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198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98" table:formula="of:=[$'Identificación y Evaluación'.$G$18]" office:value-type="float" office:value="5" calcext:value-type="float">
            <text:p>5</text:p>
          </table:table-cell>
          <table:table-cell table:style-name="ce200" office:value-type="percentage" office:value="0.5" calcext:value-type="percentage">
            <text:p>50 %</text:p>
          </table:table-cell>
          <table:table-cell table:style-name="ce216" table:formula="of:=[.D3]*[.E3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9">
          <table:table-cell table:style-name="ce198" office:value-type="string" calcext:value-type="string">
            <text:p>R04</text:p>
          </table:table-cell>
          <table:table-cell table:style-name="ce198" table:formula="of:=[$'Identificación y Evaluación'.$A$24]" office:value-type="string" office:string-value="Cronograma" calcext:value-type="string">
            <text:p>Cronograma</text:p>
          </table:table-cell>
          <table:table-cell table:style-name="ce198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09" table:formula="of:=[$'Identificación y Evaluación'.$G$29]" office:value-type="float" office:value="4" calcext:value-type="float">
            <text:p>4</text:p>
          </table:table-cell>
          <table:table-cell table:style-name="ce207" office:value-type="percentage" office:value="0.5" calcext:value-type="percentage">
            <text:p>50 %</text:p>
          </table:table-cell>
          <table:table-cell table:style-name="ce216" table:formula="of:=[.D4]*[.E4]*100" office:value-type="float" office:value="200" calcext:value-type="float">
            <text:p>200</text:p>
          </table:table-cell>
          <table:table-cell table:number-columns-repeated="58"/>
        </table:table-row>
        <table:table-row table:style-name="ro20">
          <table:table-cell table:style-name="ce36" office:value-type="string" calcext:value-type="string">
            <text:p>R06</text:p>
          </table:table-cell>
          <table:table-cell table:style-name="ce189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12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189" table:formula="of:=[$'Identificación y Evaluación'.$G$56]" office:value-type="float" office:value="3" calcext:value-type="float">
            <text:p>3</text:p>
          </table:table-cell>
          <table:table-cell table:style-name="ce204" office:value-type="percentage" office:value="0.6" calcext:value-type="percentage">
            <text:p>60 %</text:p>
          </table:table-cell>
          <table:table-cell table:style-name="ce220" table:formula="of:=[.D5]*[.E5]*100" office:value-type="float" office:value="180" calcext:value-type="float">
            <text:p>180</text:p>
          </table:table-cell>
          <table:table-cell table:number-columns-repeated="58"/>
        </table:table-row>
        <table:table-row table:style-name="ro21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8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09" table:formula="of:=[$'Identificación y Evaluación'.$G$6]" office:value-type="float" office:value="5" calcext:value-type="float">
            <text:p>5</text:p>
          </table:table-cell>
          <table:table-cell table:style-name="ce207" office:value-type="percentage" office:value="0.3" calcext:value-type="percentage">
            <text:p>30 %</text:p>
          </table:table-cell>
          <table:table-cell table:style-name="ce216" table:formula="of:=[.D6]*[.E6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8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3]=&quot;SI&quot;;[$'Identificación y Evaluación'.A53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4" calcext:value-type="percentage">
            <text:p>40 %</text:p>
          </table:table-cell>
          <table:table-cell table:style-name="ce220" table:formula="of:=[.D7]*[.E7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7">
          <table:table-cell table:style-name="ce198" office:value-type="string" calcext:value-type="string">
            <text:p>R05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8]*[.E8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7">
          <table:table-cell table:style-name="ce196" office:value-type="string" calcext:value-type="string">
            <text:p>R03</text:p>
          </table:table-cell>
          <table:table-cell table:style-name="ce203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203" table:formula="of:=IF([$'Identificación y Evaluación'.H14]=&quot;SI&quot;;[$'Identificación y Evaluación'.A14];&quot;&quot;)" office:value-type="string" office:string-value="Los requerimientos definidos hasta el momento por cliente pueden cambiar" calcext:value-type="string">
            <text:p>Los requerimientos definidos hasta el momento por cliente pueden cambiar</text:p>
          </table:table-cell>
          <table:table-cell table:style-name="ce196" table:formula="of:=[$'Identificación y Evaluación'.$G$18]" office:value-type="float" office:value="5" calcext:value-type="float">
            <text:p>5</text:p>
          </table:table-cell>
          <table:table-cell table:style-name="ce219" office:value-type="percentage" office:value="0.2" calcext:value-type="percentage">
            <text:p>20 %</text:p>
          </table:table-cell>
          <table:table-cell table:style-name="ce216" table:formula="of:=[.D9]*[.E9]*100" office:value-type="float" office:value="100" calcext:value-type="float">
            <text:p>100</text:p>
          </table:table-cell>
          <table:table-cell table:number-columns-repeated="58"/>
        </table:table-row>
        <table:table-row table:style-name="ro17">
          <table:table-cell table:style-name="ce186" office:value-type="string" calcext:value-type="string">
            <text:p>R07</text:p>
          </table:table-cell>
          <table:table-cell table:style-name="ce19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190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190" table:formula="of:=[$'Identificación y Evaluación'.$G$56]" office:value-type="float" office:value="3" calcext:value-type="float">
            <text:p>3</text:p>
          </table:table-cell>
          <table:table-cell table:style-name="ce206" office:value-type="percentage" office:value="0.25" calcext:value-type="percentage">
            <text:p>25 %</text:p>
          </table:table-cell>
          <table:table-cell table:style-name="ce220" table:formula="of:=[.D10]*[.E10]*100" office:value-type="float" office:value="75" calcext:value-type="float">
            <text:p>75</text:p>
          </table:table-cell>
          <table:table-cell table:number-columns-repeated="58"/>
        </table:table-row>
        <table:table-row table:style-name="ro17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58"/>
        </table:table-row>
        <table:table-row table:style-name="ro17">
          <table:table-cell table:number-columns-repeated="2"/>
          <table:table-cell table:style-name="ce215"/>
          <table:table-cell table:number-columns-repeated="2"/>
          <table:table-cell table:style-name="ce78"/>
          <table:table-cell table:number-columns-repeated="58"/>
        </table:table-row>
        <table:table-row table:style-name="ro17" table:number-rows-repeated="37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78"/>
          <table:table-cell table:number-columns-repeated="58"/>
        </table:table-row>
        <table:table-row table:style-name="ro1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78"/>
          <table:table-cell table:number-columns-repeated="58"/>
        </table:table-row>
        <table:table-row table:style-name="ro17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78"/>
          <table:table-cell table:number-columns-repeated="5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64599">
          <table:table-cell table:number-columns-repeated="5"/>
          <table:table-cell table:style-name="ce78"/>
          <table:table-cell table:number-columns-repeated="58"/>
        </table:table-row>
        <table:table-row table:style-name="ro1" table:number-rows-repeated="983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11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8:55:40.134186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7T08:56:59.205480955</dc:date>
    <meta:print-date>2009-09-16T17:06:17</meta:print-date>
    <meta:editing-duration>PT9H33S</meta:editing-duration>
    <meta:editing-cycles>52</meta:editing-cycles>
    <meta:generator>LibreOffice/6.4.4.2$Linux_X86_64 LibreOffice_project/40$Build-2</meta:generator>
    <meta:document-statistic meta:table-count="4" meta:cell-count="48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8cm" svg:y="0.222cm" chart:style-name="ch2">
          <text:p>Resumen de Riesgos</text:p>
        </chart:title>
        <chart:plot-area chart:style-name="ch3" table:cell-range-address="Resumen.A2:Resumen.A11 Resumen.H1:Resumen.H11" chart:data-source-has-labels="both" svg:x="0.712cm" svg:y="1.125cm" svg:width="14.735cm" svg:height="7.72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8">
                <text:p>0.0925925925925928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888888888888887">
                <text:p>0.0888888888888887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